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6016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2.4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y-schema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8</text:p>
          </table:table-cell>
          <table:table-cell office:value-type="string" calcext:value-type="string">
            <text:p>CP_Radial_D5.0mm_P2.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<text:a xlink:href="https://www.mouser.de/QuickViewProdDetail.aspx?PartNum=232-50YXM22MEFR5X11&amp;KeepThis=true&amp;TB_iframe=true&amp;height=375&amp;width=530&amp;QuickView=true" xlink:type="simple">232-50YXM22MEFR5X11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R1,R2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<text:a xlink:href="https://www.mouser.de/QuickViewProdDetail.aspx?PartNum=603-MFR-25FRF52-2K2&amp;KeepThis=true&amp;TB_iframe=true&amp;height=375&amp;width=530&amp;QuickView=true" xlink:type="simple">603-MFR-25FRF52-2K2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4</text:p>
          </table:table-cell>
          <table:table-cell office:value-type="string" calcext:value-type="string">
            <text:p>CP_Radial_D1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<text:a xlink:href="https://www.mouser.de/QuickViewProdDetail.aspx?PartNum=232-25YXJ2200M125X25&amp;KeepThis=true&amp;TB_iframe=true&amp;height=375&amp;width=530&amp;QuickView=true" xlink:type="simple">232-25YXJ2200M125X25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3,C9</text:p>
          </table:table-cell>
          <table:table-cell office:value-type="string" calcext:value-type="string">
            <text:p>C_Rect_L7.2mm_W2.5mm_P5.00mm_FKS2_FKP2_MKS2_MK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www.mouser.de/QuickViewProdDetail.aspx?PartNum=80-MMK5104K100J1TA18&amp;KeepThis=true&amp;TB_iframe=true&amp;height=375&amp;width=530&amp;QuickView=true" xlink:type="simple">80-MMK5104K100J1TA18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6,C7</text:p>
          </table:table-cell>
          <table:table-cell office:value-type="string" calcext:value-type="string">
            <text:p>CP_Radial_D1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uF 16V</text:p>
          </table:table-cell>
          <table:table-cell office:value-type="string" calcext:value-type="string">
            <text:p><text:a xlink:href="https://www.mouser.de/QuickViewProdDetail.aspx?PartNum=232-25YXJ2200M125X25&amp;KeepThis=true&amp;TB_iframe=true&amp;height=375&amp;width=530&amp;QuickView=true" xlink:type="simple">232-25YXJ2200M125X25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CON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Micro-B_Amphenol_1010411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SOK</text:p>
          </table:table-cell>
          <table:table-cell office:value-type="string" calcext:value-type="string">
            <text:p><text:a xlink:href="https://www.mouser.de/QuickViewProdDetail.aspx?PartNum=649-10118192-0002LF&amp;KeepThis=true&amp;TB_iframe=true&amp;height=375&amp;width=530&amp;QuickView=true" xlink:type="simple">649-10118192-0002LF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ON</text:p>
          </table:table-cell>
          <table:table-cell office:value-type="string" calcext:value-type="string">
            <text:p><text:a xlink:href="https://www.mouser.de/ProductDetail/649-1012937890402BLF" xlink:type="simple">649-1012937890402BLF</text:a>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XH_B3B-XH-A_1x03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_CON1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kΩ</text:p>
          </table:table-cell>
          <table:table-cell office:value-type="string" calcext:value-type="string">
            <text:p><text:a xlink:href="https://www.mouser.de/QuickViewProdDetail.aspx?PartNum=603-MFR-25FTE52-3K9&amp;KeepThis=true&amp;TB_iframe=true&amp;height=375&amp;width=530&amp;QuickView=true" xlink:type="simple">603-MFR-25FTE52-3K9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<text:a xlink:href="https://www.mouser.de/QuickViewProdDetail.aspx?PartNum=603-MF0204FTE52-100R&amp;KeepThis=true&amp;TB_iframe=true&amp;height=375&amp;width=530&amp;QuickView=true" xlink:type="simple">603-MF0204FTE52-100R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1512PO8-U1</text:p>
          </table:table-cell>
          <table:table-cell office:value-type="string" calcext:value-type="string">
            <text:p><text:a xlink:href="https://www.mouser.de/QuickViewProdDetail.aspx?PartNum=887-1512P08-U&amp;KeepThis=true&amp;TB_iframe=true&amp;height=375&amp;width=530&amp;QuickView=true" xlink:type="simple">887-1512P08-U</text:a>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verter_DCDC_muRata_NMAxxxxSC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0515SC</text:p>
          </table:table-cell>
          <table:table-cell office:value-type="string" calcext:value-type="string">
            <text:p><text:a xlink:href="https://www.mouser.de/QuickViewProdDetail.aspx?PartNum=580-NMA0515SC&amp;KeepThis=true&amp;TB_iframe=true&amp;height=375&amp;width=530&amp;QuickView=true" xlink:type="simple">580-NMA0515SC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1,H2,H3</text:p>
          </table:table-cell>
          <table:table-cell office:value-type="string" calcext:value-type="string">
            <text:p>MountingHole_2.2mm_M2_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 calcext:value-type="string">
            <text:p>ON_CAPSULE</text:p>
          </table:table-cell>
          <table:table-cell table:number-columns-repeated="3"/>
          <table:table-cell office:value-type="string" calcext:value-type="string">
            <text:p><text:a xlink:href="https://www.mouser.de/QuickViewProdDetail.aspx?PartNum=610-2N4416ATIN%2FLEAD&amp;KeepThis=true&amp;TB_iframe=true&amp;height=375&amp;width=530&amp;QuickView=true" xlink:type="simple">610-2N4416ATIN/LEAD</text:a></text:p>
          </table:table-cell>
        </table:table-row>
        <table:table-row table:style-name="ro2">
          <table:table-cell/>
          <table:table-cell office:value-type="string" calcext:value-type="string">
            <text:p>IN_THAT1512_SOCKET</text:p>
          </table:table-cell>
          <table:table-cell table:number-columns-repeated="3"/>
          <table:table-cell office:value-type="string" calcext:value-type="string">
            <text:p><text:a xlink:href="https://www.mouser.de/QuickViewProdDetail.aspx?PartNum=575-11041308410010&amp;KeepThis=true&amp;TB_iframe=true&amp;height=375&amp;width=530&amp;QuickView=true" xlink:type="simple">575-1104130841001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12:01:52.022781310</dc:date>
    <meta:editing-duration>PT7M18S</meta:editing-duration>
    <meta:editing-cycles>1</meta:editing-cycles>
    <meta:generator>LibreOffice/7.1.8.1$Linux_X86_64 LibreOffice_project/10$Build-1</meta:generator>
    <meta:document-statistic meta:table-count="1" meta:cell-count="96" meta:object-count="0"/>
  </office:meta>
</office:document-meta>
</file>